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cea" officeooo:paragraph-rsid="000c8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1:07:45.596683988</meta:creation-date>
    <dc:date>2017-02-15T01:08:05.23262793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